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wicklung einer dezentralen Android App zur Unterstützung der Hausaufgaben von Schülern und Schülerinnen</text:p>
      <text:p text:style-name="P1"/>
      <text:p text:style-name="P1">Definition eines dezentralen Systems</text:p>
      <text:p text:style-name="P1"/>
      <text:p text:style-name="P1">Gruppen in einem dezentralen System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statham</meta:initial-creator>
    <meta:creation-date>2016-06-21T13:48:31.66</meta:creation-date>
    <dc:date>2016-06-21T13:52:39.34</dc:date>
    <dc:creator>jason statham</dc:creator>
    <meta:editing-duration>PT4M1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3" meta:word-count="22" meta:character-count="177"/>
  </office:meta>
</office:document-meta>
</file>